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cm" fo:border="none" style:writing-mode="page"/>
    </style:style>
    <style:style style:name="P1" style:family="paragraph" style:parent-style-name="Standard">
      <style:paragraph-properties fo:text-align="center" style:justify-single-word="false"/>
      <style:text-properties fo:font-size="28pt" fo:font-weight="bold" officeooo:rsid="001c76aa" officeooo:paragraph-rsid="001c76aa" style:font-size-asian="28pt" style:font-weight-asian="bold" style:font-size-complex="28pt" style:font-weight-complex="bold"/>
    </style:style>
    <style:style style:name="P2" style:family="paragraph" style:parent-style-name="Standard">
      <style:paragraph-properties fo:text-align="justify" style:justify-single-word="false"/>
      <style:text-properties style:font-name="Calibri" fo:font-size="12pt" fo:font-weight="normal" officeooo:rsid="001e008e" officeooo:paragraph-rsid="001e008e"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Calibri" fo:font-size="12pt" fo:font-weight="normal" officeooo:rsid="002bad48" officeooo:paragraph-rsid="002bad4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libri" fo:font-size="12pt" fo:font-weight="normal" officeooo:rsid="002bad48" officeooo:paragraph-rsid="002bad48"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Calibri" fo:font-size="12pt" fo:font-weight="normal" officeooo:rsid="002d7191" officeooo:paragraph-rsid="002d7191"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2d7191" officeooo:paragraph-rsid="002d719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2f7b17" officeooo:paragraph-rsid="002d719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302d24" officeooo:paragraph-rsid="002d719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20df4f" officeooo:paragraph-rsid="0029da35"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Calibri" fo:font-size="14pt" fo:font-weight="normal" officeooo:rsid="0020df4f" officeooo:paragraph-rsid="0029da35"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Calibri" fo:font-size="14pt" fo:font-weight="normal" officeooo:rsid="0020df4f" officeooo:paragraph-rsid="002bad48"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font-name="Calibri" fo:font-size="14pt" fo:font-weight="normal" officeooo:rsid="002d7191" officeooo:paragraph-rsid="002d7191"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Times New Roman" fo:font-size="14pt" fo:font-weight="normal" officeooo:rsid="001e008e" officeooo:paragraph-rsid="001e008e"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Liberation Sans" fo:font-size="28pt" fo:font-weight="bold" officeooo:rsid="001c76aa" officeooo:paragraph-rsid="001c76aa" style:font-size-asian="28pt" style:font-weight-asian="bold" style:font-size-complex="28pt" style:font-weight-complex="bold"/>
    </style:style>
    <style:style style:name="P15" style:family="paragraph" style:parent-style-name="Standard">
      <style:paragraph-properties fo:text-align="center" style:justify-single-word="false"/>
      <style:text-properties fo:font-size="10.5pt" fo:font-weight="normal" officeooo:rsid="001e008e" officeooo:paragraph-rsid="001e008e" style:font-size-asian="9.14999961853027pt" style:font-weight-asian="normal" style:font-size-complex="10.5pt" style:font-weight-complex="normal"/>
    </style:style>
    <style:style style:name="P16" style:family="paragraph" style:parent-style-name="Standard">
      <style:paragraph-properties fo:text-align="justify" style:justify-single-word="false"/>
      <style:text-properties officeooo:paragraph-rsid="002d7191"/>
    </style:style>
    <style:style style:name="P17" style:family="paragraph" style:parent-style-name="Standard">
      <style:paragraph-properties fo:text-align="center" style:justify-single-word="false"/>
      <style:text-properties officeooo:rsid="0030db25" officeooo:paragraph-rsid="0030db25"/>
    </style:style>
    <style:style style:name="P18" style:family="paragraph" style:parent-style-name="Standard">
      <style:paragraph-properties fo:margin-top="0.101cm" fo:margin-bottom="0.101cm" style:contextual-spacing="false" fo:line-height="150%" fo:text-align="justify" style:justify-single-word="false"/>
      <style:text-properties fo:font-size="12pt" fo:font-weight="normal" officeooo:rsid="001e008e" officeooo:paragraph-rsid="001e008e" style:font-size-asian="10.5pt" style:font-weight-asian="normal" style:font-size-complex="12pt" style:font-weight-complex="normal"/>
    </style:style>
    <style:style style:name="P19" style:family="paragraph" style:parent-style-name="Standard">
      <style:paragraph-properties fo:margin-top="0.101cm" fo:margin-bottom="0.101cm" style:contextual-spacing="false" fo:line-height="100%" fo:text-align="center" style:justify-single-word="false"/>
      <style:text-properties style:font-name="Times New Roman" fo:font-size="14pt" fo:font-weight="normal" officeooo:rsid="001e008e" officeooo:paragraph-rsid="001e30ff" style:font-size-asian="14pt" style:font-weight-asian="normal" style:font-size-complex="14pt" style:font-weight-complex="normal"/>
    </style:style>
    <style:style style:name="P20" style:family="paragraph" style:parent-style-name="Standard">
      <style:paragraph-properties fo:margin-top="0.101cm" fo:margin-bottom="0.101cm" style:contextual-spacing="false" fo:line-height="150%" fo:text-align="justify" style:justify-single-word="false"/>
      <style:text-properties style:font-name="Calibri" fo:font-size="12pt" fo:font-weight="normal" officeooo:rsid="001ffa2b" officeooo:paragraph-rsid="001ffa2b" style:font-size-asian="12pt" style:font-weight-asian="normal" style:font-size-complex="12pt" style:font-weight-complex="normal"/>
    </style:style>
    <style:style style:name="P21" style:family="paragraph" style:parent-style-name="Standard">
      <style:paragraph-properties fo:margin-top="0.101cm" fo:margin-bottom="0.101cm" style:contextual-spacing="false" fo:line-height="150%" fo:text-align="center" style:justify-single-word="false"/>
      <style:text-properties style:font-name="Calibri" fo:font-size="12pt" fo:font-weight="normal" officeooo:rsid="0024d28a" officeooo:paragraph-rsid="0024d28a" style:font-size-asian="12pt" style:font-weight-asian="normal" style:font-size-complex="12pt" style:font-weight-complex="normal"/>
    </style:style>
    <style:style style:name="P22" style:family="paragraph" style:parent-style-name="Standard">
      <style:paragraph-properties fo:margin-top="0.101cm" fo:margin-bottom="0.101cm" style:contextual-spacing="false" fo:line-height="150%" fo:text-align="center" style:justify-single-word="false"/>
      <style:text-properties style:font-name="Calibri" fo:font-size="12pt" fo:font-weight="normal" officeooo:rsid="00265fac" officeooo:paragraph-rsid="00265fac" style:font-size-asian="10.5pt" style:font-weight-asian="normal" style:font-size-complex="12pt" style:font-weight-complex="normal"/>
    </style:style>
    <style:style style:name="P23" style:family="paragraph" style:parent-style-name="Standard">
      <style:paragraph-properties fo:margin-top="0.101cm" fo:margin-bottom="0.101cm" style:contextual-spacing="false" fo:line-height="150%" fo:text-align="justify" style:justify-single-word="false"/>
      <style:text-properties style:font-name="Calibri" fo:font-size="12pt" fo:font-weight="normal" officeooo:rsid="00234977" officeooo:paragraph-rsid="00234977" style:font-size-asian="10.5pt" style:font-weight-asian="normal" style:font-size-complex="12pt" style:font-weight-complex="normal"/>
    </style:style>
    <style:style style:name="P24" style:family="paragraph" style:parent-style-name="Standard">
      <style:paragraph-properties fo:margin-top="0.101cm" fo:margin-bottom="0.101cm" style:contextual-spacing="false" fo:line-height="150%" fo:text-align="center" style:justify-single-word="false"/>
      <style:text-properties style:font-name="Calibri" fo:font-size="12pt" fo:font-weight="normal" officeooo:rsid="00234977" officeooo:paragraph-rsid="00234977" style:font-size-asian="10.5pt" style:font-weight-asian="normal" style:font-size-complex="12pt" style:font-weight-complex="normal"/>
    </style:style>
    <style:style style:name="P25" style:family="paragraph" style:parent-style-name="Standard">
      <style:paragraph-properties fo:margin-top="0.101cm" fo:margin-bottom="0.101cm" style:contextual-spacing="false" fo:line-height="100%" fo:text-align="justify" style:justify-single-word="false"/>
      <style:text-properties style:font-name="Calibri" fo:font-size="10.5pt" fo:font-weight="normal" officeooo:rsid="001e30ff" officeooo:paragraph-rsid="001e008e" style:font-size-asian="9.14999961853027pt" style:font-weight-asian="normal" style:font-size-complex="10.5pt" style:font-weight-complex="normal"/>
    </style:style>
    <style:style style:name="P26" style:family="paragraph" style:parent-style-name="Standard">
      <style:paragraph-properties fo:margin-top="0.101cm" fo:margin-bottom="0.101cm" style:contextual-spacing="false" fo:line-height="100%" fo:text-align="justify" style:justify-single-word="false"/>
      <style:text-properties style:font-name="Calibri" fo:font-size="10.5pt" fo:font-weight="normal" officeooo:rsid="001e30ff" officeooo:paragraph-rsid="001e30ff" style:font-size-asian="9.14999961853027pt" style:font-weight-asian="normal" style:font-size-complex="10.5pt" style:font-weight-complex="normal"/>
    </style:style>
    <style:style style:name="P27" style:family="paragraph" style:parent-style-name="Standard">
      <style:paragraph-properties fo:margin-top="0.101cm" fo:margin-bottom="0.101cm" style:contextual-spacing="false" fo:line-height="150%" fo:text-align="center" style:justify-single-word="false"/>
      <style:text-properties style:font-name="Calibri" fo:font-size="14pt" fo:font-weight="normal" officeooo:rsid="0020df4f" officeooo:paragraph-rsid="0020df4f" style:font-size-asian="14pt" style:font-weight-asian="normal" style:font-size-complex="14pt" style:font-weight-complex="normal"/>
    </style:style>
    <style:style style:name="P28" style:family="paragraph" style:parent-style-name="Standard">
      <style:paragraph-properties fo:margin-top="0.101cm" fo:margin-bottom="0.101cm" style:contextual-spacing="false" fo:line-height="150%" fo:text-align="center" style:justify-single-word="false"/>
      <style:text-properties style:font-name="Calibri" fo:font-size="14pt" fo:font-weight="normal" officeooo:rsid="0020df4f" officeooo:paragraph-rsid="0024d28a" style:font-size-asian="14pt" style:font-weight-asian="normal" style:font-size-complex="14pt" style:font-weight-complex="normal"/>
    </style:style>
    <style:style style:name="P29" style:family="paragraph" style:parent-style-name="Standard">
      <style:paragraph-properties fo:margin-top="0.101cm" fo:margin-bottom="0.101cm" style:contextual-spacing="false" fo:line-height="150%" fo:text-align="center" style:justify-single-word="false"/>
      <style:text-properties style:font-name="Calibri" fo:font-size="2pt" fo:font-weight="normal" officeooo:rsid="0020df4f" officeooo:paragraph-rsid="0020df4f" style:font-size-asian="1.75pt" style:font-weight-asian="normal" style:font-size-complex="2pt" style:font-weight-complex="normal"/>
    </style:style>
    <style:style style:name="P30" style:family="paragraph" style:parent-style-name="Standard">
      <style:paragraph-properties fo:margin-top="0.101cm" fo:margin-bottom="0.101cm" style:contextual-spacing="false" fo:line-height="150%" fo:text-align="center" style:justify-single-word="false"/>
      <style:text-properties style:font-name="Calibri" fo:font-size="2pt" fo:font-weight="normal" officeooo:rsid="0024d28a" officeooo:paragraph-rsid="0024d28a" style:font-size-asian="1.75pt" style:font-weight-asian="normal" style:font-size-complex="2pt" style:font-weight-complex="normal"/>
    </style:style>
    <style:style style:name="P31" style:family="paragraph" style:parent-style-name="Standard">
      <style:paragraph-properties fo:margin-top="0.101cm" fo:margin-bottom="0.101cm" style:contextual-spacing="false" fo:line-height="150%" fo:text-align="justify" style:justify-single-word="false"/>
      <style:text-properties officeooo:paragraph-rsid="00234977"/>
    </style:style>
    <style:style style:name="P32" style:family="paragraph" style:parent-style-name="Table_20_Contents">
      <style:paragraph-properties fo:text-align="center" style:justify-single-word="false"/>
      <style:text-properties style:font-name="Calibri" fo:font-size="12pt" officeooo:rsid="0024d28a" officeooo:paragraph-rsid="0024d28a" style:font-size-asian="12pt" style:font-size-complex="12pt"/>
    </style:style>
    <style:style style:name="P33" style:family="paragraph" style:parent-style-name="Standard">
      <style:paragraph-properties fo:text-align="center" style:justify-single-word="false"/>
      <style:text-properties style:font-name="Calibri" fo:font-size="12pt" fo:font-weight="normal" officeooo:rsid="0030db25" officeooo:paragraph-rsid="0030db25"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317640" officeooo:paragraph-rsid="00317640"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Calibri" fo:font-size="12pt" fo:font-weight="normal" officeooo:rsid="0032a6b0" officeooo:paragraph-rsid="0032a6b0"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32a6b0" officeooo:paragraph-rsid="0032a6b0"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Calibri" fo:font-size="12pt" fo:font-weight="normal" officeooo:rsid="00333f6c" officeooo:paragraph-rsid="00333f6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3556a5" officeooo:paragraph-rsid="003556a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3788de" officeooo:paragraph-rsid="003788de"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style:font-name="Calibri" fo:font-size="12pt" fo:font-weight="normal" officeooo:rsid="003788de" officeooo:paragraph-rsid="003788d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3c58e4" officeooo:paragraph-rsid="003c58e4"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3cebe3" officeooo:paragraph-rsid="003cebe3"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font-name="Calibri" fo:font-size="12pt" fo:font-weight="normal" officeooo:rsid="003cebe3" officeooo:paragraph-rsid="003cebe3"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style:font-name="Calibri" fo:font-size="12pt" fo:font-weight="normal" officeooo:rsid="003da0cb" officeooo:paragraph-rsid="003da0cb"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style:font-name="Calibri" fo:font-size="14pt" fo:font-weight="normal" officeooo:rsid="00317640" officeooo:paragraph-rsid="00317640" style:font-size-asian="14pt" style:font-weight-asian="normal" style:font-size-complex="14pt" style:font-weight-complex="normal"/>
    </style:style>
    <style:style style:name="P46" style:family="paragraph" style:parent-style-name="Standard">
      <style:paragraph-properties fo:text-align="center" style:justify-single-word="false"/>
      <style:text-properties style:font-name="Calibri" fo:font-size="14pt" fo:font-weight="normal" officeooo:rsid="003788de" officeooo:paragraph-rsid="003788de"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style:font-name="Calibri" fo:font-size="14pt" fo:font-weight="normal" officeooo:rsid="003b4512" officeooo:paragraph-rsid="003b4512" style:font-size-asian="14pt" style:font-weight-asian="normal" style:font-size-complex="14pt" style:font-weight-complex="normal"/>
    </style:style>
    <style:style style:name="P48" style:family="paragraph" style:parent-style-name="Standard">
      <style:paragraph-properties fo:text-align="center" style:justify-single-word="false"/>
      <style:text-properties style:font-name="Calibri" fo:font-size="14pt" fo:font-weight="normal" officeooo:rsid="003c58e4" officeooo:paragraph-rsid="003c58e4" style:font-size-asian="14pt" style:font-weight-asian="normal" style:font-size-complex="14pt" style:font-weight-complex="normal"/>
    </style:style>
    <style:style style:name="P49" style:family="paragraph" style:parent-style-name="Standard">
      <style:paragraph-properties fo:text-align="center" style:justify-single-word="false"/>
      <style:text-properties style:font-name="Calibri" fo:font-size="14pt" fo:font-weight="normal" officeooo:rsid="003cebe3" officeooo:paragraph-rsid="003cebe3" style:font-size-asian="14pt" style:font-weight-asian="normal" style:font-size-complex="14pt" style:font-weight-complex="normal"/>
    </style:style>
    <style:style style:name="P50" style:family="paragraph" style:parent-style-name="Standard">
      <style:paragraph-properties fo:text-align="center" style:justify-single-word="false"/>
      <style:text-properties style:font-name="Calibri" fo:font-size="14pt" fo:font-weight="normal" officeooo:rsid="003da0cb" officeooo:paragraph-rsid="003da0cb"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style:font-name="Calibri" fo:font-size="10.5pt" fo:font-weight="normal" officeooo:rsid="0032a6b0" officeooo:paragraph-rsid="0032a6b0" style:font-size-asian="9.14999961853027pt" style:font-weight-asian="normal" style:font-size-complex="10.5pt" style:font-weight-complex="normal"/>
    </style:style>
    <style:style style:name="P52" style:family="paragraph" style:parent-style-name="Standard">
      <style:paragraph-properties fo:text-align="justify" style:justify-single-word="false"/>
      <style:text-properties style:font-name="Calibri" fo:font-size="10.5pt" fo:font-weight="normal" officeooo:rsid="00333f6c" officeooo:paragraph-rsid="00333f6c" style:font-size-asian="9.14999961853027pt" style:font-weight-asian="normal" style:font-size-complex="10.5pt" style:font-weight-complex="normal"/>
    </style:style>
    <style:style style:name="P53" style:family="paragraph" style:parent-style-name="Standard">
      <style:paragraph-properties fo:text-align="center" style:justify-single-word="false"/>
      <style:text-properties officeooo:paragraph-rsid="003b4512"/>
    </style:style>
    <style:style style:name="P54" style:family="paragraph" style:parent-style-name="Standard">
      <style:paragraph-properties fo:text-align="center" style:justify-single-word="false">
        <style:tab-stops>
          <style:tab-stop style:position="1.588cm"/>
        </style:tab-stops>
      </style:paragraph-properties>
      <style:text-properties fo:font-size="6pt" officeooo:paragraph-rsid="003b4512" style:font-size-asian="5.25pt" style:font-size-complex="6pt"/>
    </style:style>
    <style:style style:name="T1" style:family="text">
      <style:text-properties style:font-name="Calibri"/>
    </style:style>
    <style:style style:name="T2" style:family="text">
      <style:text-properties style:font-name="Calibri" officeooo:rsid="001e30ff"/>
    </style:style>
    <style:style style:name="T3" style:family="text">
      <style:text-properties style:font-name="Calibri" fo:font-size="12pt" fo:font-weight="normal" style:font-size-asian="10.5pt" style:font-weight-asian="normal" style:font-size-complex="12pt" style:font-weight-complex="normal"/>
    </style:style>
    <style:style style:name="T4" style:family="text">
      <style:text-properties style:font-name="Calibri" fo:font-size="12pt" fo:font-weight="normal" officeooo:rsid="0020df4f" style:font-size-asian="10.5pt" style:font-weight-asian="normal" style:font-size-complex="12pt" style:font-weight-complex="normal"/>
    </style:style>
    <style:style style:name="T5" style:family="text">
      <style:text-properties style:font-name="Calibri" fo:font-size="12pt" fo:font-weight="normal" officeooo:rsid="00234977" style:font-size-asian="10.5pt" style:font-weight-asian="normal" style:font-size-complex="12pt" style:font-weight-complex="normal"/>
    </style:style>
    <style:style style:name="T6" style:family="text">
      <style:text-properties style:font-name="Calibri" fo:font-size="12pt" fo:font-weight="normal" officeooo:rsid="002d7191" style:font-size-asian="10.5pt" style:font-weight-asian="normal" style:font-size-complex="12pt" style:font-weight-complex="normal"/>
    </style:style>
    <style:style style:name="T7" style:family="text">
      <style:text-properties style:font-name="Calibri" fo:font-size="12pt" fo:font-weight="normal" officeooo:rsid="002f23a9" style:font-size-asian="10.5pt" style:font-weight-asian="normal" style:font-size-complex="12pt" style:font-weight-complex="normal"/>
    </style:style>
    <style:style style:name="T8" style:family="text">
      <style:text-properties style:font-name="Calibri" fo:font-size="12pt" fo:font-weight="normal" officeooo:rsid="002f7b17" style:font-size-asian="10.5pt" style:font-weight-asian="normal" style:font-size-complex="12pt" style:font-weight-complex="normal"/>
    </style:style>
    <style:style style:name="T9" style:family="text">
      <style:text-properties style:font-name="Calibri" fo:font-size="12pt" fo:font-weight="normal" officeooo:rsid="00302d24" style:font-size-asian="10.5pt" style:font-weight-asian="normal" style:font-size-complex="12pt" style:font-weight-complex="normal"/>
    </style:style>
    <style:style style:name="T10" style:family="text">
      <style:text-properties style:font-name="Calibri" fo:font-size="12pt" fo:font-weight="normal" officeooo:rsid="0038cfdb" style:font-size-asian="10.5pt" style:font-weight-asian="normal" style:font-size-complex="12pt" style:font-weight-complex="normal"/>
    </style:style>
    <style:style style:name="T11" style:family="text">
      <style:text-properties style:font-name="Calibri" fo:font-size="12pt" fo:font-weight="normal" officeooo:rsid="003b4512" style:font-size-asian="10.5pt" style:font-weight-asian="normal" style:font-size-complex="12pt" style:font-weight-complex="normal"/>
    </style:style>
    <style:style style:name="T12" style:family="text">
      <style:text-properties style:font-name="Calibri" fo:font-weight="normal" officeooo:rsid="0038cfdb" style:font-weight-asian="normal" style:font-weight-complex="normal"/>
    </style:style>
    <style:style style:name="T13" style:family="text">
      <style:text-properties style:font-name="Calibri" fo:font-size="14pt" fo:font-weight="normal" officeooo:rsid="003b4512" style:font-size-asian="14pt" style:font-weight-asian="normal" style:font-size-complex="14pt" style:font-weight-complex="normal"/>
    </style:style>
    <style:style style:name="T14" style:family="text">
      <style:text-properties officeooo:rsid="001e30ff"/>
    </style:style>
    <style:style style:name="T15" style:family="text">
      <style:text-properties officeooo:rsid="0020df4f"/>
    </style:style>
    <style:style style:name="T16" style:family="text">
      <style:text-properties officeooo:rsid="002857f9"/>
    </style:style>
    <style:style style:name="T17" style:family="text">
      <style:text-properties fo:font-size="14pt" officeooo:rsid="0020df4f" style:font-size-asian="14pt" style:font-size-complex="14pt"/>
    </style:style>
    <style:style style:name="T18" style:family="text">
      <style:text-properties fo:font-size="14pt" officeooo:rsid="0029da35" style:font-size-asian="14pt" style:font-size-complex="14pt"/>
    </style:style>
    <style:style style:name="T19" style:family="text">
      <style:text-properties officeooo:rsid="002a0578"/>
    </style:style>
    <style:style style:name="T20" style:family="text">
      <style:text-properties officeooo:rsid="002d707d"/>
    </style:style>
    <style:style style:name="T21" style:family="text">
      <style:text-properties officeooo:rsid="0032afe9"/>
    </style:style>
    <style:style style:name="T22" style:family="text">
      <style:text-properties officeooo:rsid="0038cfdb"/>
    </style:style>
    <style:style style:name="T23" style:family="text">
      <style:text-properties officeooo:rsid="0039b7b6"/>
    </style:style>
    <style:style style:name="T24" style:family="text">
      <style:text-properties officeooo:rsid="003cebe3"/>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des Neurais Artificiais</text:p>
      <text:p text:style-name="P1"/>
      <text:p text:style-name="P13">Contexto de utilização das Redes Neurais</text:p>
      <text:p text:style-name="P15"/>
      <text:p text:style-name="P15"/>
      <text:p text:style-name="P18"><text:tab/><text:span text:style-name="T1">Existem um grande conjunto de tarefas conhecidas que são processadas e resolvidas por algoritmos pré-determinados, por exemplo, sistemas de recomendação, sistema de rotas de gps, ordenações, buscas… No entanto, para atividades mais complexas, como processamento de linguagem natural ou visão computacional, não existem algoritmos pré-determinados, para esses problemas é empregado o uso das redes neurais artificiais. A rede neural se adapta ao problema, com base nos dados de treinamento e aprende uma maneira de solucioná-lo. Alguns exemplos de atividades atuais com redes neurais: carros autônomos, reconhecimento facial, precificação de ações… As redes neurais, portanto, são extremamente eficazes em cenários que o usuário tem muitos dados e um problema complexo. </text:span><text:span text:style-name="T2">Por fim, as redes neurais artificiais foram inspiradas nas redes neurais humanas, no sistema de disposição de troca de informações entre neurônios.</text:span></text:p>
      <text:p text:style-name="P25"/>
      <text:p text:style-name="P19">Fundamentos Biológicos</text:p>
      <text:p text:style-name="P26"/>
      <text:p text:style-name="P20"><text:span text:style-name="T14"><text:tab/>E</text:span>stão presentes nas redes neurais humanas os seguintes componentes, tendo as respectivas funções:</text:p>
      <text:p text:style-name="P20">— Neurônio: componente usado pelo cérebro para realizar o processamento das informações.</text:p>
      <text:p text:style-name="P20">— Axônio: canal para transmissão de sinais <text:span text:style-name="T15">(sinapses)</text:span> entre neurônios.</text:p>
      <text:p text:style-name="P20"><text:tab/>As substâncias químicas são enviadas entre os neurônios, aumentando ou baixando <text:span text:style-name="T15">o </text:span>potencial elétrico do corpo da célula, a partir de um determinado potencial elétrico o neurônio disparará.</text:p>
      <text:p text:style-name="P20"/>
      <text:p text:style-name="P20"/>
      <text:p text:style-name="P20"/>
      <text:p text:style-name="P20"/>
      <text:p text:style-name="P20"/>
      <text:p text:style-name="P20"/>
      <text:p text:style-name="P27"><text:soft-page-break/>Neurônio Artificial</text:p>
      <text:p text:style-name="P29"/>
      <text:p text:style-name="P31"><text:span text:style-name="T4"><text:tab/></text:span><text:span text:style-name="T5">O neurônio artificial é composto por um conjunto de entradas (x) e por um conjunto de pesos (w). Cada entrada sempre é acompanhada de um peso específico. A partir desse esquema são utilizadas duas funções distintas, a função soma e a função de ativação.</text:span></text:p>
      <text:p text:style-name="P23"/>
      <text:p text:style-name="P24">Função Soma:</text:p>
      <text:p text:style-name="P24"><draw:frame draw:style-name="fr2" draw:name="Objeto1" text:anchor-type="as-char" svg:y="-0.713cm" svg:width="3.106cm" svg:height="1.139cm" draw:z-index="0"><draw:object xlink:href="./Object 1" xlink:type="simple" xlink:show="embed" xlink:actuate="onLoad"/><draw:image xlink:href="./ObjectReplacements/Object 1" xlink:type="simple" xlink:show="embed" xlink:actuate="onLoad"/></draw:frame></text:p>
      <text:p text:style-name="P24">Essa função multiplica todas as entradas (x) pelo seu respectivo peso (w) e soma os n valores</text:p>
      <text:p text:style-name="P21">Exemplo:</text:p>
      <table:table table:name="Tabela1" table:style-name="Tabela1">
        <table:table-column table:style-name="Tabela1.A"/>
        <table:table-column table:style-name="Tabela1.B"/>
        <table:table-row>
          <table:table-cell table:style-name="Tabela1.A1" office:value-type="string">
            <text:p text:style-name="P32">Entradas</text:p>
          </table:table-cell>
          <table:table-cell table:style-name="Tabela1.A1" office:value-type="string">
            <text:p text:style-name="P32">Pesos</text:p>
          </table:table-cell>
        </table:table-row>
        <table:table-row>
          <table:table-cell table:style-name="Tabela1.A1" office:value-type="string">
            <text:p text:style-name="P32">1</text:p>
          </table:table-cell>
          <table:table-cell table:style-name="Tabela1.A1" office:value-type="string">
            <text:p text:style-name="P32">0.8</text:p>
          </table:table-cell>
        </table:table-row>
        <table:table-row>
          <table:table-cell table:style-name="Tabela1.A1" office:value-type="string">
            <text:p text:style-name="P32">5</text:p>
          </table:table-cell>
          <table:table-cell table:style-name="Tabela1.A1" office:value-type="string">
            <text:p text:style-name="P32">0.2</text:p>
          </table:table-cell>
        </table:table-row>
        <table:table-row>
          <table:table-cell table:style-name="Tabela1.A1" office:value-type="string">
            <text:p text:style-name="P32">7</text:p>
          </table:table-cell>
          <table:table-cell table:style-name="Tabela1.A1" office:value-type="string">
            <text:p text:style-name="P32">0.1</text:p>
          </table:table-cell>
        </table:table-row>
      </table:table>
      <text:p text:style-name="P21">Soma = (1*0.8)+(5*0.2)+(7*0.1) =&gt; 2,5</text:p>
      <text:p text:style-name="P30"/>
      <text:p text:style-name="P28">Perceptron de uma camada</text:p>
      <text:p text:style-name="P22">O perceptron de uma camada é a função que traçará um valor de ativação do neurônio.</text:p>
      <text:p text:style-name="P22">No caso de uma step function, se o valor de soma for maior que x o neurônio disparará</text:p>
      <text:p text:style-name="P22"/>
      <text:p text:style-name="P22"><text:span text:style-name="T18">I</text:span><text:span text:style-name="T17">MPORTANTE</text:span></text:p>
      <text:p text:style-name="P22">O aprendizado das redes neurais são para definir os melhores pesos para <text:span text:style-name="T16">cada atributo</text:span></text:p>
      <text:p text:style-name="P2"/>
      <text:p text:style-name="P10"/>
      <text:p text:style-name="P10"/>
      <text:p text:style-name="P10"/>
      <text:p text:style-name="P10"/>
      <text:p text:style-name="P10"/>
      <text:p text:style-name="P10"/>
      <text:p text:style-name="P10"/>
      <text:p text:style-name="P10"/>
      <text:p text:style-name="P10"/>
      <text:p text:style-name="P10"/>
      <text:p text:style-name="P10"><text:soft-page-break/>Ajuste de Pesos</text:p>
      <text:p text:style-name="P10"/>
      <text:p text:style-name="P9"><text:tab/><text:span text:style-name="T19">Os pesos são reajustados até chegarem a um erro pequeno, para isso são usadas formulas para encontrar o erro, a mais simples é: erro = resposta correta – resposta da previsão. Após isso, é usada uma fórmula para atualizar o peso: peso(n+1) = peso(n) + taxa de aprendizagem * entrada * erro. Dessa forma, a rede neural vai tentando se adaptar aos dados a fim de encontrar os melhores pesos, resultando assim em menores erros.</text:span></text:p>
      <text:p text:style-name="P9"/>
      <text:p text:style-name="P11">Redes Neurais Multicamada</text:p>
      <text:p text:style-name="P10"/>
      <text:p text:style-name="P4"><text:tab/>Redes com perceptron multicamada são necessários em casos onde os atributos classe não pode ser separados linearmente (como dentro de um gráfico), dessa forma, problemas mais complexos não podem ser solucionados com perceptron de camada única. No entanto, há o multilayer perceptron (perceptron multicamada) que contém uma camada escondida que interagi com as entradas, aumentando a quantidade de pesos e repetindo mais de uma vez o processo de função soma + função ativação <text:span text:style-name="T20">(Feed Forward)</text:span>.</text:p>
      <text:p text:style-name="P3"/>
      <text:p text:style-name="P12">Funções de Ativação</text:p>
      <text:p text:style-name="P12"/>
      <text:p text:style-name="P6">* Função Step: traça um valor limiar, se a sinapse não atingir esse valor o neurônio não é ativado</text:p>
      <text:p text:style-name="P16"/>
      <text:p text:style-name="P16"><text:span text:style-name="T6">* Função </text:span><text:span text:style-name="T7">Sigmoide</text:span><text:span text:style-name="T6">: </text:span><text:span text:style-name="T6"><draw:frame draw:style-name="fr2" draw:name="Objeto2" text:anchor-type="as-char" svg:y="-0.437cm" svg:width="2.251cm" svg:height="0.527cm" draw:z-index="1"><draw:object xlink:href="./Object 2" xlink:type="simple" xlink:show="embed" xlink:actuate="onLoad"/><draw:image xlink:href="./ObjectReplacements/Object 2" xlink:type="simple" xlink:show="embed" xlink:actuate="onLoad"/></draw:frame></text:span><text:span text:style-name="T7">e</text:span><text:span text:style-name="T6">ssa função retorna um valor entre 0 e 1, formando um ‘S’. </text:span><text:span text:style-name="T8">Essa função não retorna valores negativos.</text:span></text:p>
      <text:p text:style-name="P7"/>
      <text:p text:style-name="P16"><text:span text:style-name="T8">* </text:span><text:span text:style-name="T9">Função Tangente Hiperbólica: y=</text:span><text:span text:style-name="T9"><draw:frame draw:style-name="fr2" draw:name="Objeto3" text:anchor-type="as-char" svg:y="-0.437cm" svg:width="2.796cm" svg:height="0.527cm" draw:z-index="2"><draw:object xlink:href="./Object 3" xlink:type="simple" xlink:show="embed" xlink:actuate="onLoad"/><draw:image xlink:href="./ObjectReplacements/Object 3" xlink:type="simple" xlink:show="embed" xlink:actuate="onLoad"/></draw:frame></text:span><text:span text:style-name="T9">essa retorna valores entre -1 e 1, também formando um ‘S’</text:span></text:p>
      <text:p text:style-name="P8"/>
      <text:p text:style-name="P17"><text:span text:style-name="T9">N</text:span><text:span text:style-name="T3">o entanto, existem muitas funções que podem ser utilizadas para cada base de dados</text:span></text:p>
      <text:p text:style-name="P33"/>
      <text:p text:style-name="P33"/>
      <text:p text:style-name="P45">Pesos e Error</text:p>
      <text:p text:style-name="P45"/>
      <text:p text:style-name="P34">As Redes Neurais iniciam com os pesos aleatórios e sua aprendizagem é alterando os pesos para que o erro seja o menor possível, para isso, ela vai se moldando conforme o erro obtido, através dos seguintes algoritmos: gradiente, derivada, cálculo do delta, backpropagation, learning rate e momentum.</text:p>
      <text:p text:style-name="P34"/>
      <text:p text:style-name="P34"/>
      <text:p text:style-name="P45"/>
      <text:p text:style-name="P45"/>
      <text:p text:style-name="P45"/>
      <text:p text:style-name="P45"/>
      <text:p text:style-name="P45"/>
      <text:p text:style-name="P45"/>
      <text:p text:style-name="P45"/>
      <text:p text:style-name="P45"/>
      <text:p text:style-name="P45"><text:soft-page-break/>Descida do Gradiente</text:p>
      <text:p text:style-name="P45"/>
      <text:p text:style-name="P36">O algoritmo da descida do gradiente tem relação direta ao valor do erro, inicialmente o valor é X, esse algoritmo faz mudanças com a finalidade de descer, diminuir, o erro, buscando o menor valor possível. Para realizar essas mudanças é necessário calcular a variável parcial para rumar ao centro do gradiente. <text:span text:style-name="T21">Dessa forma, o objetivo final do gradiente é calcular o melhor conjunto de pesos.</text:span></text:p>
      <text:p text:style-name="P51"/>
      <text:p text:style-name="P37">Cálculo da derivada parcial =&gt;<draw:frame draw:style-name="fr1" draw:name="Objeto4" text:anchor-type="as-char" svg:y="-0.437cm" svg:width="2.279cm" svg:height="0.527cm" draw:z-index="3"><draw:object xlink:href="./Object 4" xlink:type="simple" xlink:show="embed" xlink:actuate="onLoad"/><draw:image xlink:href="./ObjectReplacements/Object 4" xlink:type="simple" xlink:show="embed" xlink:actuate="onLoad"/></draw:frame>===&gt;<text:tab/>d = Y*(1-Y)</text:p>
      <text:p text:style-name="P52"/>
      <text:p text:style-name="P37">Utilização do resultado da função sigmoide para definir a derivada parcial.</text:p>
      <text:p text:style-name="P37"/>
      <text:p text:style-name="P38">Com isso, basta reaplicar essas duas fórmulas nos resultados obtidos dos perceptrons para buscar um erro menor.</text:p>
      <text:p text:style-name="P38"/>
      <text:p text:style-name="P46">Delta da Camada de Saída</text:p>
      <text:p text:style-name="P46"/>
      <text:p text:style-name="P40"><text:span text:style-name="T22">Para realizar esse cálculo é necessário a seguinte fórmula: DeltaSaída = </text:span><text:span text:style-name="T23">E</text:span><text:span text:style-name="T22">rro*</text:span><text:span text:style-name="T23">D</text:span><text:span text:style-name="T22">erivadaSaída</text:span></text:p>
      <text:p text:style-name="P39"/>
      <text:p text:style-name="P53"><text:span text:style-name="T13">Delta da Camada Oculta</text:span></text:p>
      <text:p text:style-name="P47"/>
      <text:p text:style-name="P53"><text:span text:style-name="T10">Para realizar esse cálculo é necessário a seguinte fórmula: </text:span></text:p>
      <text:p text:style-name="P54"><text:span text:style-name="T12"/></text:p>
      <text:p text:style-name="P53"><text:span text:style-name="T10">Delta</text:span><text:span text:style-name="T11">Oculta</text:span><text:span text:style-name="T10"> = </text:span><text:span text:style-name="T11">DerivadaSigmoide*peso*DeltaSaída</text:span></text:p>
      <text:p text:style-name="P35"/>
      <text:p text:style-name="P48">Backpropagation</text:p>
      <text:p text:style-name="P48"/>
      <text:p text:style-name="P41"><text:tab/>Esse passo trata de realizar o reajuste dos pesos para a melhoria do erro, tendo por nome retro propagação pois ao fim do feed forward há um retorno para o início da rede neural. <text:span text:style-name="T24">Para realizar essa ação é empregada a fórmula:</text:span></text:p>
      <text:p text:style-name="P41"/>
      <text:p text:style-name="P43">peso n+1 = (peso(n)*momento)+(entrada*delta*taxa de aprendizado)</text:p>
      <text:p text:style-name="P43"/>
      <text:p text:style-name="P49">Taxa de aprendizagem</text:p>
      <text:p text:style-name="P45"/>
      <text:p text:style-name="P42">A taxa de aprendizagem define a velocidade de aprendizado do algoritmo. Uma taxa alta resultará em uma convergência rápida, porém pode perder o mínimo global. Já uma taxa baixa será mais lenta, no entanto, alcançará o mínimo global.</text:p>
      <text:p text:style-name="P42"/>
      <text:p text:style-name="P50">Momento</text:p>
      <text:p text:style-name="P50"/>
      <text:p text:style-name="P44">A ideia é escapar de mínimos locais, definindo o quão confiável é a última alteração, se comporta exatamente como a taxa de aprendizagem no sentido de valor baixo/alto.</text:p>
      <text:p text:style-name="P44"/>
      <text:p text:style-name="P44"/>
      <text:p text:style-name="P12"/>
      <text:p text:style-name="P5"/>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8T11:32:15.197000000</meta:creation-date>
    <dc:date>2021-12-10T21:45:52.996000000</dc:date>
    <meta:editing-duration>PT5H15M56S</meta:editing-duration>
    <meta:editing-cycles>31</meta:editing-cycles>
    <meta:generator>LibreOffice/7.0.1.2$Windows_X86_64 LibreOffice_project/7cbcfc562f6eb6708b5ff7d7397325de9e764452</meta:generator>
    <meta:document-statistic meta:table-count="1" meta:image-count="0" meta:object-count="4" meta:page-count="4" meta:paragraph-count="56" meta:word-count="868" meta:character-count="5480" meta:non-whitespace-character-count="4656"/>
  </office:meta>
</office:document-meta>
</file>

<file path=Object 1/content.xml><?xml version="1.0" encoding="utf-8"?>
<math xmlns="http://www.w3.org/1998/Math/MathML" display="block">
  <semantics>
    <mrow>
      <mi mathvariant="italic">Soma</mi>
      <mo stretchy="false">=</mo>
      <mrow>
        <munderover>
          <mo stretchy="false">∑</mo>
          <mrow>
            <mi>i</mi>
            <mo stretchy="false">=</mo>
            <mn>1</mn>
          </mrow>
          <mi>n</mi>
        </munderover>
        <mrow>
          <mi mathvariant="italic">xi</mi>
          <mo stretchy="false">∗</mo>
          <mi mathvariant="italic">wi</mi>
        </mrow>
      </mrow>
    </mrow>
    <annotation encoding="StarMath 5.0">Soma = sum from { { i = 1 } } to { n } { {xi * wi}}</annotation>
  </semantics>
</math>
</file>

<file path=Object 2/content.xml><?xml version="1.0" encoding="utf-8"?>
<math xmlns="http://www.w3.org/1998/Math/MathML" display="block">
  <semantics>
    <mrow>
      <mi>y</mi>
      <mo stretchy="false">=</mo>
      <mrow>
        <mrow>
          <mn>1</mn>
          <mo stretchy="false">/</mo>
          <mn>1</mn>
        </mrow>
        <mo stretchy="false">+</mo>
        <msup>
          <mi>e</mi>
          <mrow>
            <mo stretchy="false">−</mo>
            <mi>x</mi>
          </mrow>
        </msup>
      </mrow>
    </mrow>
    <annotation encoding="StarMath 5.0">y = 1/1+e^-x</annotation>
  </semantics>
</math>
</file>

<file path=Object 3/content.xml><?xml version="1.0" encoding="utf-8"?>
<math xmlns="http://www.w3.org/1998/Math/MathML" display="block">
  <semantics>
    <mrow>
      <msup>
        <mi>e</mi>
        <mi>x</mi>
      </msup>
      <mo stretchy="false">−</mo>
      <mrow>
        <msup>
          <mi>e</mi>
          <mrow>
            <mo stretchy="false">−</mo>
            <mi>x</mi>
          </mrow>
        </msup>
        <mo stretchy="false">/</mo>
        <msup>
          <mi>e</mi>
          <mi>x</mi>
        </msup>
      </mrow>
      <mo stretchy="false">+</mo>
      <msup>
        <mi>e</mi>
        <mrow>
          <mo stretchy="false">−</mo>
          <mi>x</mi>
        </mrow>
      </msup>
    </mrow>
    <annotation encoding="StarMath 5.0">e^x-e^-x/e^x+e^-x</annotation>
  </semantics>
</math>
</file>

<file path=Object 4/content.xml><?xml version="1.0" encoding="utf-8"?>
<math xmlns="http://www.w3.org/1998/Math/MathML" display="block">
  <semantics>
    <mrow>
      <mi>Y</mi>
      <mo stretchy="false">=</mo>
      <mrow>
        <mrow>
          <mn>1</mn>
          <mo stretchy="false">/</mo>
          <mn>1</mn>
        </mrow>
        <mo stretchy="false">+</mo>
        <msup>
          <mi>e</mi>
          <mrow>
            <mo stretchy="false">−</mo>
            <mi>x</mi>
          </mrow>
        </msup>
      </mrow>
    </mrow>
    <annotation encoding="StarMath 5.0">Y=1/1+e^-x</annotation>
  </semantics>
</math>
</file>